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SNOVA:</text:p>
      <text:p text:style-name="Standard">Modern open source Java EE-based process and issue tracker </text:p>
      <text:p text:style-name="Standard">1. Familiarization with an Issue tracking problems, describing tools for tracking issues and tasks</text:p>
      <text:p text:style-name="Standard">2. The most important needs for this tools</text:p>
      <text:p text:style-name="Standard">3. Design and implementation of Issue tracking tool witch usage of Java modern technologies</text:p>
      <text:p text:style-name="Standard">4. Java EE technologies - JPA, CDI, Wicket</text:p>
      <text:p text:style-name="Standard">5. Fulltext search</text:p>
      <text:p text:style-name="Standard">6. Results evaluation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ika Gottvaldova</meta:initial-creator>
    <meta:creation-date>2013-07-18T14:55:07</meta:creation-date>
    <meta:document-statistic meta:table-count="0" meta:image-count="0" meta:object-count="0" meta:page-count="1" meta:paragraph-count="8" meta:word-count="60" meta:character-count="386" meta:non-whitespace-character-count="325"/>
    <dc:date>2013-07-18T14:56:34</dc:date>
    <dc:creator>Monika Gottvaldova</dc:creator>
    <meta:editing-duration>PT1M29S</meta:editing-duration>
    <meta:editing-cycles>1</meta:editing-cycles>
    <meta:generator>LibreOffice/3.4$Unix LibreOffice_project/340m1$Build-502</meta:generator>
  </office:meta>
</office:document-meta>
</file>